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1.15pt"/>
    </style:style>
    <style:style style:name="co2" style:family="table-column">
      <style:table-column-properties fo:break-before="auto" style:column-width="15.7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69.7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74.35pt"/>
    </style:style>
    <style:style style:name="co8" style:family="table-column">
      <style:table-column-properties fo:break-before="auto" style:column-width="34.2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3">
      <style:table-cell-properties style:text-align-source="fix" style:repeat-content="false" fo:background-color="transparent"/>
      <style:paragraph-properties fo:text-align="end" fo:margin-left="0pt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51pt" svg:height="313.71pt" svg:x="6.24pt" svg:y="345.88pt">
            <loext:p/>
            <draw:object draw:notify-on-update-of-ranges="coverage.C7:coverage.C22 coverage.D7:coverage.D22 coverage.E7:coverage.E22 coverage.F7:coverage.F22 coverage.G7:coverage.G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0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packages in repository</text:p>
          </table:table-cell>
          <table:table-cell office:value-type="string" calcext:value-type="string">
            <text:p>R</text:p>
          </table:table-cell>
          <table:table-cell office:value-type="float" office:value="19800" calcext:value-type="float">
            <text:p>198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ean daily rate</text:p>
          </table:table-cell>
          <table:table-cell office:value-type="string" calcext:value-type="string">
            <text:p>D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4"/>
          <table:table-cell table:style-name="ce3" table:number-columns-repeated="1017"/>
        </table:table-row>
        <table:table-row table:style-name="ro1">
          <table:table-cell table:style-name="ce2"/>
          <table:table-cell table:number-columns-repeated="2"/>
          <table:table-cell table:style-name="ce6"/>
          <table:table-cell table:style-name="ce3" office:value-type="string" calcext:value-type="string">
            <text:p>old box</text:p>
          </table:table-cell>
          <table:table-cell table:style-name="ce3" office:value-type="string" calcext:value-type="string">
            <text:p>new box (mean)</text:p>
          </table:table-cell>
          <table:table-cell table:style-name="ce3" office:value-type="string" calcext:value-type="string">
            <text:p>new box (max)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parallel running images</text:p>
          </table:table-cell>
          <table:table-cell office:value-type="string" calcext:value-type="string">
            <text:p>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Default"/>
          <table:table-cell table:style-name="ce3"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table:style-name="ce6"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1-(1-[.$C7]*[.$C$2]/[.$C$1])^[.D$5]" office:value-type="percentage" office:value="0" calcext:value-type="percentage">
            <text:p>0.0%</text:p>
          </table:table-cell>
          <table:table-cell table:style-name="ce6" table:formula="of:=1-(1-[.$C7]*[.$C$2]/[.$C$1])^[.E$5]" office:value-type="percentage" office:value="0" calcext:value-type="percentage">
            <text:p>0.0%</text:p>
          </table:table-cell>
          <table:table-cell table:style-name="ce6" table:formula="of:=1-(1-[.$C7]*[.$C$2]/[.$C$1])^[.F$5]" office:value-type="percentage" office:value="0" calcext:value-type="percentage">
            <text:p>0.0%</text:p>
          </table:table-cell>
          <table:table-cell table:style-name="ce6" table:formula="of:=1-(1-[.$C7]*[.$C$2]/[.$C$1])^[.G$5]" office:value-type="percentage" office:value="0" calcext:value-type="percentage">
            <text:p>0.0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7]+1" office:value-type="float" office:value="1" calcext:value-type="float">
            <text:p>1</text:p>
          </table:table-cell>
          <table:table-cell table:style-name="ce6" table:formula="of:=1-(1-[.$C8]*[.$C$2]/[.$C$1])^[.D$5]" office:value-type="percentage" office:value="0.0303030303030303" calcext:value-type="percentage">
            <text:p>3.0%</text:p>
          </table:table-cell>
          <table:table-cell table:style-name="ce6" table:formula="of:=1-(1-[.$C8]*[.$C$2]/[.$C$1])^[.E$5]" office:value-type="percentage" office:value="0.168588110759408" calcext:value-type="percentage">
            <text:p>16.9%</text:p>
          </table:table-cell>
          <table:table-cell table:style-name="ce6" table:formula="of:=1-(1-[.$C8]*[.$C$2]/[.$C$1])^[.F$5]" office:value-type="percentage" office:value="0.218213246480839" calcext:value-type="percentage">
            <text:p>21.8%</text:p>
          </table:table-cell>
          <table:table-cell table:style-name="ce6" table:formula="of:=1-(1-[.$C8]*[.$C$2]/[.$C$1])^[.G$5]" office:value-type="percentage" office:value="0.264876367673443" calcext:value-type="percentage">
            <text:p>26.5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8]+1" office:value-type="float" office:value="2" calcext:value-type="float">
            <text:p>2</text:p>
          </table:table-cell>
          <table:table-cell table:style-name="ce6" table:formula="of:=1-(1-[.$C9]*[.$C$2]/[.$C$1])^[.D$5]" office:value-type="percentage" office:value="0.0606060606060606" calcext:value-type="percentage">
            <text:p>6.1%</text:p>
          </table:table-cell>
          <table:table-cell table:style-name="ce6" table:formula="of:=1-(1-[.$C9]*[.$C$2]/[.$C$1])^[.E$5]" office:value-type="percentage" office:value="0.312794662892642" calcext:value-type="percentage">
            <text:p>31.3%</text:p>
          </table:table-cell>
          <table:table-cell table:style-name="ce6" table:formula="of:=1-(1-[.$C9]*[.$C$2]/[.$C$1])^[.F$5]" office:value-type="percentage" office:value="0.393568109311137" calcext:value-type="percentage">
            <text:p>39.4%</text:p>
          </table:table-cell>
          <table:table-cell table:style-name="ce6" table:formula="of:=1-(1-[.$C9]*[.$C$2]/[.$C$1])^[.G$5]" office:value-type="percentage" office:value="0.464847523460058" calcext:value-type="percentage">
            <text:p>46.5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9]+1" office:value-type="float" office:value="3" calcext:value-type="float">
            <text:p>3</text:p>
          </table:table-cell>
          <table:table-cell table:style-name="ce6" table:formula="of:=1-(1-[.$C10]*[.$C$2]/[.$C$1])^[.D$5]" office:value-type="percentage" office:value="0.0909090909090909" calcext:value-type="percentage">
            <text:p>9.1%</text:p>
          </table:table-cell>
          <table:table-cell table:style-name="ce6" table:formula="of:=1-(1-[.$C10]*[.$C$2]/[.$C$1])^[.E$5]" office:value-type="percentage" office:value="0.435526069946223" calcext:value-type="percentage">
            <text:p>43.6%</text:p>
          </table:table-cell>
          <table:table-cell table:style-name="ce6" table:formula="of:=1-(1-[.$C10]*[.$C$2]/[.$C$1])^[.F$5]" office:value-type="percentage" office:value="0.533492619790267" calcext:value-type="percentage">
            <text:p>53.3%</text:p>
          </table:table-cell>
          <table:table-cell table:style-name="ce6" table:formula="of:=1-(1-[.$C10]*[.$C$2]/[.$C$1])^[.G$5]" office:value-type="percentage" office:value="0.614456710570468" calcext:value-type="percentage">
            <text:p>61.4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0]+1" office:value-type="float" office:value="4" calcext:value-type="float">
            <text:p>4</text:p>
          </table:table-cell>
          <table:table-cell table:style-name="ce6" table:formula="of:=1-(1-[.$C11]*[.$C$2]/[.$C$1])^[.D$5]" office:value-type="percentage" office:value="0.121212121212121" calcext:value-type="percentage">
            <text:p>12.1%</text:p>
          </table:table-cell>
          <table:table-cell table:style-name="ce6" table:formula="of:=1-(1-[.$C11]*[.$C$2]/[.$C$1])^[.E$5]" office:value-type="percentage" office:value="0.539420771340865" calcext:value-type="percentage">
            <text:p>53.9%</text:p>
          </table:table-cell>
          <table:table-cell table:style-name="ce6" table:formula="of:=1-(1-[.$C11]*[.$C$2]/[.$C$1])^[.F$5]" office:value-type="percentage" office:value="0.644309337647077" calcext:value-type="percentage">
            <text:p>64.4%</text:p>
          </table:table-cell>
          <table:table-cell table:style-name="ce6" table:formula="of:=1-(1-[.$C11]*[.$C$2]/[.$C$1])^[.G$5]" office:value-type="percentage" office:value="0.725311435226072" calcext:value-type="percentage">
            <text:p>72.5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1]+1" office:value-type="float" office:value="5" calcext:value-type="float">
            <text:p>5</text:p>
          </table:table-cell>
          <table:table-cell table:style-name="ce6" table:formula="of:=1-(1-[.$C12]*[.$C$2]/[.$C$1])^[.D$5]" office:value-type="percentage" office:value="0.151515151515152" calcext:value-type="percentage">
            <text:p>15.2%</text:p>
          </table:table-cell>
          <table:table-cell table:style-name="ce6" table:formula="of:=1-(1-[.$C12]*[.$C$2]/[.$C$1])^[.E$5]" office:value-type="percentage" office:value="0.626866236277518" calcext:value-type="percentage">
            <text:p>62.7%</text:p>
          </table:table-cell>
          <table:table-cell table:style-name="ce6" table:formula="of:=1-(1-[.$C12]*[.$C$2]/[.$C$1])^[.F$5]" office:value-type="percentage" office:value="0.731371101231932" calcext:value-type="percentage">
            <text:p>73.1%</text:p>
          </table:table-cell>
          <table:table-cell table:style-name="ce6" table:formula="of:=1-(1-[.$C12]*[.$C$2]/[.$C$1])^[.G$5]" office:value-type="percentage" office:value="0.806606926874045" calcext:value-type="percentage">
            <text:p>80.7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2]+1" office:value-type="float" office:value="6" calcext:value-type="float">
            <text:p>6</text:p>
          </table:table-cell>
          <table:table-cell table:style-name="ce6" table:formula="of:=1-(1-[.$C13]*[.$C$2]/[.$C$1])^[.D$5]" office:value-type="percentage" office:value="0.181818181818182" calcext:value-type="percentage">
            <text:p>18.2%</text:p>
          </table:table-cell>
          <table:table-cell table:style-name="ce6" table:formula="of:=1-(1-[.$C13]*[.$C$2]/[.$C$1])^[.E$5]" office:value-type="percentage" office:value="0.700015410138291" calcext:value-type="percentage">
            <text:p>70.0%</text:p>
          </table:table-cell>
          <table:table-cell table:style-name="ce6" table:formula="of:=1-(1-[.$C13]*[.$C$2]/[.$C$1])^[.F$5]" office:value-type="percentage" office:value="0.799183869596707" calcext:value-type="percentage">
            <text:p>79.9%</text:p>
          </table:table-cell>
          <table:table-cell table:style-name="ce6" table:formula="of:=1-(1-[.$C13]*[.$C$2]/[.$C$1])^[.G$5]" office:value-type="percentage" office:value="0.865569367250688" calcext:value-type="percentage">
            <text:p>86.6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3]+1" office:value-type="float" office:value="7" calcext:value-type="float">
            <text:p>7</text:p>
          </table:table-cell>
          <table:table-cell table:style-name="ce6" table:formula="of:=1-(1-[.$C14]*[.$C$2]/[.$C$1])^[.D$5]" office:value-type="percentage" office:value="0.212121212121212" calcext:value-type="percentage">
            <text:p>21.2%</text:p>
          </table:table-cell>
          <table:table-cell table:style-name="ce9" table:formula="of:=1-(1-[.$C14]*[.$C$2]/[.$C$1])^[.E$5]" office:value-type="percentage" office:value="0.76080260338226" calcext:value-type="percentage">
            <text:p>76.1%</text:p>
          </table:table-cell>
          <table:table-cell table:style-name="ce6" table:formula="of:=1-(1-[.$C14]*[.$C$2]/[.$C$1])^[.F$5]" office:value-type="percentage" office:value="0.851517502191375" calcext:value-type="percentage">
            <text:p>85.2%</text:p>
          </table:table-cell>
          <table:table-cell table:style-name="ce6" table:formula="of:=1-(1-[.$C14]*[.$C$2]/[.$C$1])^[.G$5]" office:value-type="percentage" office:value="0.907829046355711" calcext:value-type="percentage">
            <text:p>90.8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4]+1" office:value-type="float" office:value="8" calcext:value-type="float">
            <text:p>8</text:p>
          </table:table-cell>
          <table:table-cell table:style-name="ce6" table:formula="of:=1-(1-[.$C15]*[.$C$2]/[.$C$1])^[.D$5]" office:value-type="percentage" office:value="0.242424242424242" calcext:value-type="percentage">
            <text:p>24.2%</text:p>
          </table:table-cell>
          <table:table-cell table:style-name="ce6" table:formula="of:=1-(1-[.$C15]*[.$C$2]/[.$C$1])^[.E$5]" office:value-type="percentage" office:value="0.810958822936165" calcext:value-type="percentage">
            <text:p>81.1%</text:p>
          </table:table-cell>
          <table:table-cell table:style-name="ce6" table:formula="of:=1-(1-[.$C15]*[.$C$2]/[.$C$1])^[.F$5]" office:value-type="percentage" office:value="0.891505293237009" calcext:value-type="percentage">
            <text:p>89.2%</text:p>
          </table:table-cell>
          <table:table-cell table:style-name="ce6" table:formula="of:=1-(1-[.$C15]*[.$C$2]/[.$C$1])^[.G$5]" office:value-type="percentage" office:value="0.937732606311415" calcext:value-type="percentage">
            <text:p>93.8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5]+1" office:value-type="float" office:value="9" calcext:value-type="float">
            <text:p>9</text:p>
          </table:table-cell>
          <table:table-cell table:style-name="ce6" table:formula="of:=1-(1-[.$C16]*[.$C$2]/[.$C$1])^[.D$5]" office:value-type="percentage" office:value="0.272727272727273" calcext:value-type="percentage">
            <text:p>27.3%</text:p>
          </table:table-cell>
          <table:table-cell table:style-name="ce6" table:formula="of:=1-(1-[.$C16]*[.$C$2]/[.$C$1])^[.E$5]" office:value-type="percentage" office:value="0.852026546079983" calcext:value-type="percentage">
            <text:p>85.2%</text:p>
          </table:table-cell>
          <table:table-cell table:style-name="ce6" table:formula="of:=1-(1-[.$C16]*[.$C$2]/[.$C$1])^[.F$5]" office:value-type="percentage" office:value="0.921733049166272" calcext:value-type="percentage">
            <text:p>92.2%</text:p>
          </table:table-cell>
          <table:table-cell table:style-name="ce6" table:formula="of:=1-(1-[.$C16]*[.$C$2]/[.$C$1])^[.G$5]" office:value-type="percentage" office:value="0.958602604517697" calcext:value-type="percentage">
            <text:p>95.9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6]+1" office:value-type="float" office:value="10" calcext:value-type="float">
            <text:p>10</text:p>
          </table:table-cell>
          <table:table-cell table:style-name="ce6" table:formula="of:=1-(1-[.$C17]*[.$C$2]/[.$C$1])^[.D$5]" office:value-type="percentage" office:value="0.303030303030303" calcext:value-type="percentage">
            <text:p>30.3%</text:p>
          </table:table-cell>
          <table:table-cell table:style-name="ce6" table:formula="of:=1-(1-[.$C17]*[.$C$2]/[.$C$1])^[.E$5]" office:value-type="percentage" office:value="0.885373936827387" calcext:value-type="percentage">
            <text:p>88.5%</text:p>
          </table:table-cell>
          <table:table-cell table:style-name="ce6" table:formula="of:=1-(1-[.$C17]*[.$C$2]/[.$C$1])^[.F$5]" office:value-type="percentage" office:value="0.944318468853708" calcext:value-type="percentage">
            <text:p>94.4%</text:p>
          </table:table-cell>
          <table:table-cell table:style-name="ce6" table:formula="of:=1-(1-[.$C17]*[.$C$2]/[.$C$1])^[.G$5]" office:value-type="percentage" office:value="0.972951763107081" calcext:value-type="percentage">
            <text:p>97.3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7]+1" office:value-type="float" office:value="11" calcext:value-type="float">
            <text:p>11</text:p>
          </table:table-cell>
          <table:table-cell table:style-name="ce6" table:formula="of:=1-(1-[.$C18]*[.$C$2]/[.$C$1])^[.D$5]" office:value-type="percentage" office:value="0.333333333333333" calcext:value-type="percentage">
            <text:p>33.3%</text:p>
          </table:table-cell>
          <table:table-cell table:style-name="ce6" table:formula="of:=1-(1-[.$C18]*[.$C$2]/[.$C$1])^[.E$5]" office:value-type="percentage" office:value="0.912208504801097" calcext:value-type="percentage">
            <text:p>91.2%</text:p>
          </table:table-cell>
          <table:table-cell table:style-name="ce6" table:formula="of:=1-(1-[.$C18]*[.$C$2]/[.$C$1])^[.F$5]" office:value-type="percentage" office:value="0.960981557689376" calcext:value-type="percentage">
            <text:p>96.1%</text:p>
          </table:table-cell>
          <table:table-cell table:style-name="ce6" table:formula="of:=1-(1-[.$C18]*[.$C$2]/[.$C$1])^[.G$5]" office:value-type="percentage" office:value="0.982658470084167" calcext:value-type="percentage">
            <text:p>98.3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8]+1" office:value-type="float" office:value="12" calcext:value-type="float">
            <text:p>12</text:p>
          </table:table-cell>
          <table:table-cell table:style-name="ce6" table:formula="of:=1-(1-[.$C19]*[.$C$2]/[.$C$1])^[.D$5]" office:value-type="percentage" office:value="0.363636363636364" calcext:value-type="percentage">
            <text:p>36.4%</text:p>
          </table:table-cell>
          <table:table-cell table:style-name="ce6" table:formula="of:=1-(1-[.$C19]*[.$C$2]/[.$C$1])^[.E$5]" office:value-type="percentage" office:value="0.933590206603103" calcext:value-type="percentage">
            <text:p>93.4%</text:p>
          </table:table-cell>
          <table:table-cell table:style-name="ce6" table:formula="of:=1-(1-[.$C19]*[.$C$2]/[.$C$1])^[.F$5]" office:value-type="percentage" office:value="0.973106777880595" calcext:value-type="percentage">
            <text:p>97.3%</text:p>
          </table:table-cell>
          <table:table-cell table:style-name="ce6" table:formula="of:=1-(1-[.$C19]*[.$C$2]/[.$C$1])^[.G$5]" office:value-type="percentage" office:value="0.989109356331811" calcext:value-type="percentage">
            <text:p>98.9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9]+1" office:value-type="float" office:value="13" calcext:value-type="float">
            <text:p>13</text:p>
          </table:table-cell>
          <table:table-cell table:style-name="ce6" table:formula="of:=1-(1-[.$C20]*[.$C$2]/[.$C$1])^[.D$5]" office:value-type="percentage" office:value="0.393939393939394" calcext:value-type="percentage">
            <text:p>39.4%</text:p>
          </table:table-cell>
          <table:table-cell table:style-name="ce6" table:formula="of:=1-(1-[.$C20]*[.$C$2]/[.$C$1])^[.E$5]" office:value-type="percentage" office:value="0.950443989679778" calcext:value-type="percentage">
            <text:p>95.0%</text:p>
          </table:table-cell>
          <table:table-cell table:style-name="ce6" table:formula="of:=1-(1-[.$C20]*[.$C$2]/[.$C$1])^[.F$5]" office:value-type="percentage" office:value="0.981797608697806" calcext:value-type="percentage">
            <text:p>98.2%</text:p>
          </table:table-cell>
          <table:table-cell table:style-name="ce6" table:formula="of:=1-(1-[.$C20]*[.$C$2]/[.$C$1])^[.G$5]" office:value-type="percentage" office:value="0.993314089512509" calcext:value-type="percentage">
            <text:p>99.3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0]+1" office:value-type="float" office:value="14" calcext:value-type="float">
            <text:p>14</text:p>
          </table:table-cell>
          <table:table-cell table:style-name="ce6" table:formula="of:=1-(1-[.$C21]*[.$C$2]/[.$C$1])^[.D$5]" office:value-type="percentage" office:value="0.424242424242424" calcext:value-type="percentage">
            <text:p>42.4%</text:p>
          </table:table-cell>
          <table:table-cell table:style-name="ce6" table:formula="of:=1-(1-[.$C21]*[.$C$2]/[.$C$1])^[.E$5]" office:value-type="percentage" office:value="0.963571778681876" calcext:value-type="percentage">
            <text:p>96.4%</text:p>
          </table:table-cell>
          <table:table-cell table:style-name="ce6" table:formula="of:=1-(1-[.$C21]*[.$C$2]/[.$C$1])^[.F$5]" office:value-type="percentage" office:value="0.987924161711807" calcext:value-type="percentage">
            <text:p>98.8%</text:p>
          </table:table-cell>
          <table:table-cell table:style-name="ce6" table:formula="of:=1-(1-[.$C21]*[.$C$2]/[.$C$1])^[.G$5]" office:value-type="percentage" office:value="0.995996898418698" calcext:value-type="percentage">
            <text:p>99.6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1]+1" office:value-type="float" office:value="15" calcext:value-type="float">
            <text:p>15</text:p>
          </table:table-cell>
          <table:table-cell table:style-name="ce6" table:formula="of:=1-(1-[.$C22]*[.$C$2]/[.$C$1])^[.D$5]" office:value-type="percentage" office:value="0.454545454545455" calcext:value-type="percentage">
            <text:p>45.5%</text:p>
          </table:table-cell>
          <table:table-cell table:style-name="ce6" table:formula="of:=1-(1-[.$C22]*[.$C$2]/[.$C$1])^[.E$5]" office:value-type="percentage" office:value="0.973663904319411" calcext:value-type="percentage">
            <text:p>97.4%</text:p>
          </table:table-cell>
          <table:table-cell table:style-name="ce6" table:formula="of:=1-(1-[.$C22]*[.$C$2]/[.$C$1])^[.F$5]" office:value-type="percentage" office:value="0.992164467400817" calcext:value-type="percentage">
            <text:p>99.2%</text:p>
          </table:table-cell>
          <table:table-cell table:style-name="ce6" table:formula="of:=1-(1-[.$C22]*[.$C$2]/[.$C$1])^[.G$5]" office:value-type="percentage" office:value="0.997668767160573" calcext:value-type="percentage">
            <text:p>99.8%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style-name="ce6" table:formula="of:=1-(1-[.$C23]*[.$C$2]/[.$C$1])^[.D$5]" office:value-type="percentage" office:value="1" calcext:value-type="percentage">
            <text:p>100.0%</text:p>
          </table:table-cell>
          <table:table-cell table:style-name="ce6" table:formula="of:=1-(1-[.$C23]*[.$C$2]/[.$C$1])^[.E$5]" office:value-type="percentage" office:value="1" calcext:value-type="percentage">
            <text:p>100.0%</text:p>
          </table:table-cell>
          <table:table-cell table:style-name="ce6" table:formula="of:=1-(1-[.$C23]*[.$C$2]/[.$C$1])^[.F$5]" office:value-type="percentage" office:value="1" calcext:value-type="percentage">
            <text:p>100.0%</text:p>
          </table:table-cell>
          <table:table-cell table:style-name="ce6" table:formula="of:=1-(1-[.$C23]*[.$C$2]/[.$C$1])^[.G$5]" office:value-type="percentage" office:value="1" calcext:value-type="percentage">
            <text:p>100.0%</text:p>
          </table:table-cell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5">00/00/0000</text:date>, <text:time style:data-style-name="N2" text:time-value="09:38:16.035808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7-12-15T09:39:31.903925667</dc:date>
    <meta:editing-duration>PT1H50M25S</meta:editing-duration>
    <meta:editing-cycles>143</meta:editing-cycles>
    <meta:generator>LibreOffice/5.4.2.2.0$Linux_X86_64 LibreOffice_project/40m0$Build-2</meta:generator>
    <dc:creator>Toralf Förster</dc:creator>
    <meta:document-statistic meta:table-count="1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068cm" xlink:href=".." xlink:type="simple" chart:class="chart:line" chart:style-name="ch1">
        <chart:title svg:x="5.086cm" svg:y="0.357cm" chart:style-name="ch2">
          <text:p>coverage = 1-(1-day*D/R)^N</text:p>
        </chart:title>
        <chart:plot-area chart:style-name="ch3" table:cell-range-address="coverage.C7:coverage.G22" chart:data-source-has-labels="column" svg:x="0.32cm" svg:y="1.357cm" svg:width="15.36cm" svg:height="9.49cm">
          <chartooo:coordinate-region svg:x="1.55cm" svg:y="1.556cm" svg:width="13.758cm" svg:height="8.644cm"/>
          <chart:axis chart:dimension="x" chart:name="primary-x" chart:style-name="ch4" chartooo:axis-type="auto">
            <chartooo:date-scale/>
            <chart:categories table:cell-range-address="coverage.C7:coverage.C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verage.D7:coverage.D22" chart:class="chart:line">
            <chart:data-point chart:repeated="16"/>
          </chart:series>
          <chart:series chart:style-name="ch9" chart:values-cell-range-address="coverage.E7:coverage.E22" chart:class="chart:line">
            <chart:data-point chart:repeated="16"/>
          </chart:series>
          <chart:series chart:style-name="ch10" chart:values-cell-range-address="coverage.F7:coverage.F22" chart:class="chart:line">
            <chart:data-point chart:repeated="16"/>
          </chart:series>
          <chart:series chart:style-name="ch11" chart:values-cell-range-address="coverage.G7:coverage.G2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  <table:table-cell office:value-type="float" office:value="0">
                <text:p>0</text:p>
                <draw:g>
                  <svg:desc>coverage.G7:coverage.G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0.168588110759408">
                <text:p>0.168588110759408</text:p>
              </table:table-cell>
              <table:table-cell office:value-type="float" office:value="0.218213246480839">
                <text:p>0.218213246480839</text:p>
              </table:table-cell>
              <table:table-cell office:value-type="float" office:value="0.264876367673443">
                <text:p>0.26487636767344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312794662892642">
                <text:p>0.312794662892642</text:p>
              </table:table-cell>
              <table:table-cell office:value-type="float" office:value="0.393568109311137">
                <text:p>0.393568109311137</text:p>
              </table:table-cell>
              <table:table-cell office:value-type="float" office:value="0.464847523460058">
                <text:p>0.46484752346005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435526069946223">
                <text:p>0.435526069946223</text:p>
              </table:table-cell>
              <table:table-cell office:value-type="float" office:value="0.533492619790267">
                <text:p>0.533492619790267</text:p>
              </table:table-cell>
              <table:table-cell office:value-type="float" office:value="0.614456710570468">
                <text:p>0.6144567105704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21212121212121">
                <text:p>0.121212121212121</text:p>
              </table:table-cell>
              <table:table-cell office:value-type="float" office:value="0.539420771340865">
                <text:p>0.539420771340865</text:p>
              </table:table-cell>
              <table:table-cell office:value-type="float" office:value="0.644309337647077">
                <text:p>0.644309337647077</text:p>
              </table:table-cell>
              <table:table-cell office:value-type="float" office:value="0.725311435226072">
                <text:p>0.7253114352260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626866236277518">
                <text:p>0.626866236277518</text:p>
              </table:table-cell>
              <table:table-cell office:value-type="float" office:value="0.731371101231932">
                <text:p>0.731371101231932</text:p>
              </table:table-cell>
              <table:table-cell office:value-type="float" office:value="0.806606926874045">
                <text:p>0.8066069268740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700015410138291">
                <text:p>0.700015410138291</text:p>
              </table:table-cell>
              <table:table-cell office:value-type="float" office:value="0.799183869596707">
                <text:p>0.799183869596707</text:p>
              </table:table-cell>
              <table:table-cell office:value-type="float" office:value="0.865569367250688">
                <text:p>0.8655693672506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12121212121212">
                <text:p>0.212121212121212</text:p>
              </table:table-cell>
              <table:table-cell office:value-type="float" office:value="0.76080260338226">
                <text:p>0.76080260338226</text:p>
              </table:table-cell>
              <table:table-cell office:value-type="float" office:value="0.851517502191375">
                <text:p>0.851517502191375</text:p>
              </table:table-cell>
              <table:table-cell office:value-type="float" office:value="0.907829046355711">
                <text:p>0.9078290463557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810958822936165">
                <text:p>0.810958822936165</text:p>
              </table:table-cell>
              <table:table-cell office:value-type="float" office:value="0.891505293237009">
                <text:p>0.891505293237009</text:p>
              </table:table-cell>
              <table:table-cell office:value-type="float" office:value="0.937732606311415">
                <text:p>0.9377326063114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52026546079983">
                <text:p>0.852026546079983</text:p>
              </table:table-cell>
              <table:table-cell office:value-type="float" office:value="0.921733049166272">
                <text:p>0.921733049166272</text:p>
              </table:table-cell>
              <table:table-cell office:value-type="float" office:value="0.958602604517697">
                <text:p>0.9586026045176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0.885373936827387">
                <text:p>0.885373936827387</text:p>
              </table:table-cell>
              <table:table-cell office:value-type="float" office:value="0.944318468853708">
                <text:p>0.944318468853708</text:p>
              </table:table-cell>
              <table:table-cell office:value-type="float" office:value="0.972951763107081">
                <text:p>0.97295176310708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12208504801097">
                <text:p>0.912208504801097</text:p>
              </table:table-cell>
              <table:table-cell office:value-type="float" office:value="0.960981557689376">
                <text:p>0.960981557689376</text:p>
              </table:table-cell>
              <table:table-cell office:value-type="float" office:value="0.982658470084167">
                <text:p>0.9826584700841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933590206603103">
                <text:p>0.933590206603103</text:p>
              </table:table-cell>
              <table:table-cell office:value-type="float" office:value="0.973106777880595">
                <text:p>0.973106777880595</text:p>
              </table:table-cell>
              <table:table-cell office:value-type="float" office:value="0.989109356331811">
                <text:p>0.9891093563318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93939393939394">
                <text:p>0.393939393939394</text:p>
              </table:table-cell>
              <table:table-cell office:value-type="float" office:value="0.950443989679778">
                <text:p>0.950443989679778</text:p>
              </table:table-cell>
              <table:table-cell office:value-type="float" office:value="0.981797608697806">
                <text:p>0.981797608697806</text:p>
              </table:table-cell>
              <table:table-cell office:value-type="float" office:value="0.993314089512509">
                <text:p>0.99331408951250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24242424242424">
                <text:p>0.424242424242424</text:p>
              </table:table-cell>
              <table:table-cell office:value-type="float" office:value="0.963571778681876">
                <text:p>0.963571778681876</text:p>
              </table:table-cell>
              <table:table-cell office:value-type="float" office:value="0.987924161711807">
                <text:p>0.987924161711807</text:p>
              </table:table-cell>
              <table:table-cell office:value-type="float" office:value="0.995996898418698">
                <text:p>0.99599689841869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973663904319411">
                <text:p>0.973663904319411</text:p>
              </table:table-cell>
              <table:table-cell office:value-type="float" office:value="0.992164467400817">
                <text:p>0.992164467400817</text:p>
              </table:table-cell>
              <table:table-cell office:value-type="float" office:value="0.997668767160573">
                <text:p>0.997668767160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